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ytuł" style:master-page-name="MP0" style:family="paragraph">
      <style:paragraph-properties fo:break-before="page" fo:text-align="center"/>
    </style:style>
    <style:style style:name="P2" style:parent-style-name="Akapitzlistą" style:list-style-name="LFO1" style:family="paragraph"/>
    <style:style style:name="P3" style:parent-style-name="Akapitzlistą" style:list-style-name="LFO1" style:family="paragraph"/>
    <style:style style:name="P4" style:parent-style-name="Akapitzlistą" style:list-style-name="LFO1" style:family="paragraph"/>
    <style:style style:name="P5" style:parent-style-name="Akapitzlistą" style:list-style-name="LFO1" style:family="paragraph"/>
    <style:style style:name="P6" style:parent-style-name="Akapitzlistą" style:list-style-name="LFO1" style:family="paragraph"/>
    <style:style style:name="P7" style:parent-style-name="Akapitzlistą" style:list-style-name="LFO1" style:family="paragraph"/>
    <style:style style:name="P8" style:parent-style-name="Akapitzlistą" style:list-style-name="LFO1" style:family="paragraph"/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Akapitzlistą" style:list-style-name="LFO1" style:family="paragraph"/>
    <style:style style:name="P11" style:parent-style-name="Akapitzlistą" style:list-style-name="LFO1" style:family="paragraph"/>
    <style:style style:name="P12" style:parent-style-name="Akapitzlistą" style:list-style-name="LFO1" style:family="paragraph"/>
    <style:style style:name="P13" style:parent-style-name="Akapitzlistą" style:list-style-name="LFO1" style:family="paragraph"/>
    <style:style style:name="P14" style:parent-style-name="Akapitzlistą" style:list-style-name="LFO1" style:family="paragraph"/>
    <style:style style:name="P15" style:parent-style-name="Akapitzlistą" style:list-style-name="LFO1" style:family="paragraph"/>
    <style:style style:name="P16" style:parent-style-name="Akapitzlistą" style:list-style-name="LFO1" style:family="paragraph"/>
    <style:style style:name="P17" style:parent-style-name="Akapitzlistą" style:list-style-name="LFO1" style:family="paragraph"/>
    <style:style style:name="P18" style:parent-style-name="Akapitzlistą" style:list-style-name="LFO1" style:family="paragraph"/>
    <style:style style:name="P19" style:parent-style-name="Akapitzlistą" style:list-style-name="LFO1" style:family="paragraph"/>
    <style:style style:name="P20" style:parent-style-name="Akapitzlistą" style:list-style-name="LFO1" style:family="paragraph"/>
    <style:style style:name="P21" style:parent-style-name="Akapitzlistą" style:list-style-name="LFO1" style:family="paragraph"/>
    <style:style style:name="P22" style:parent-style-name="Akapitzlistą" style:list-style-name="LFO1" style:family="paragraph"/>
    <style:style style:name="P23" style:parent-style-name="Akapitzlistą" style:list-style-name="LFO1" style:family="paragraph"/>
    <style:style style:name="P24" style:parent-style-name="Akapitzlistą" style:list-style-name="LFO1" style:family="paragraph"/>
    <style:style style:name="P25" style:parent-style-name="Akapitzlistą" style:list-style-name="LFO1" style:family="paragraph"/>
    <style:style style:name="P26" style:parent-style-name="Akapitzlistą" style:list-style-name="LFO1" style:family="paragraph"/>
    <style:style style:name="P27" style:parent-style-name="Akapitzlistą" style:list-style-name="LFO1" style:family="paragraph"/>
    <style:style style:name="P28" style:parent-style-name="Akapitzlistą" style:list-style-name="LFO1" style:family="paragraph"/>
    <style:style style:name="P29" style:parent-style-name="Akapitzlistą" style:list-style-name="LFO1" style:family="paragraph"/>
    <style:style style:name="P30" style:parent-style-name="Akapitzlistą" style:list-style-name="LFO1" style:family="paragraph"/>
    <style:style style:name="P31" style:parent-style-name="Akapitzlistą" style:list-style-name="LFO1" style:family="paragraph"/>
    <style:style style:name="P32" style:parent-style-name="Akapitzlistą" style:list-style-name="LFO1" style:family="paragraph"/>
    <style:style style:name="P33" style:parent-style-name="Akapitzlistą" style:list-style-name="LFO1" style:family="paragraph"/>
    <style:style style:name="P34" style:parent-style-name="Akapitzlistą" style:list-style-name="LFO1" style:family="paragraph"/>
    <style:style style:name="P35" style:parent-style-name="Akapitzlistą" style:list-style-name="LFO1" style:family="paragraph"/>
    <style:style style:name="P36" style:parent-style-name="Akapitzlistą" style:list-style-name="LFO1" style:family="paragraph"/>
  </office:automatic-styles>
  <office:body>
    <office:text text:use-soft-page-breaks="true">
      <text:p text:style-name="P1">Robotyczna platforma edukacyjna</text:p>
      <text:p text:style-name="Normalny"/>
      <text:list text:style-name="LFO1" text:continue-numbering="true">
        <text:list-item>
          <text:p text:style-name="P2">Wstęp</text:p>
          <text:list text:continue-numbering="true">
            <text:list-item>
              <text:p text:style-name="P3">Cel pracy</text:p>
            </text:list-item>
            <text:list-item>
              <text:p text:style-name="P4">Motywacja</text:p>
            </text:list-item>
          </text:list>
        </text:list-item>
        <text:list-item>
          <text:p text:style-name="P5">ROS – Robot Operating System</text:p>
          <text:list text:continue-numbering="true">
            <text:list-item>
              <text:p text:style-name="P6">Założenia Middleware</text:p>
            </text:list-item>
            <text:list-item>
              <text:p text:style-name="P7">Opis platformy Robot Operating System</text:p>
            </text:list-item>
            <text:list-item>
              <text:p text:style-name="P8">Organizacja systemu plików i programów z wykorzystaniem<text:s/><text:span text:style-name="T9">catkin</text:span></text:p>
            </text:list-item>
            <text:list-item>
              <text:p text:style-name="P10">Ekosystem ROSa</text:p>
              <text:list text:continue-numbering="true">
                <text:list-item>
                  <text:p text:style-name="P11">Węzły</text:p>
                </text:list-item>
                <text:list-item>
                  <text:p text:style-name="P12">Wiadomości</text:p>
                </text:list-item>
                <text:list-item>
                  <text:p text:style-name="P13">Tematy</text:p>
                </text:list-item>
                <text:list-item>
                  <text:p text:style-name="P14">Usługi</text:p>
                </text:list-item>
              </text:list>
            </text:list-item>
            <text:list-item>
              <text:p text:style-name="P15">Podstawowa komunikacja<text:s/>w ROSie</text:p>
              <text:list text:continue-numbering="true">
                <text:list-item>
                  <text:p text:style-name="P16">Węzeł nadrzędny</text:p>
                </text:list-item>
                <text:list-item>
                  <text:p text:style-name="P17">Węzły subskrybujące</text:p>
                </text:list-item>
                <text:list-item>
                  <text:p text:style-name="P18">Węzły wysyłające</text:p>
                </text:list-item>
              </text:list>
            </text:list-item>
            <text:list-item>
              <text:p text:style-name="P19">Instalacja i konfiguracja ROSa</text:p>
            </text:list-item>
            <text:list-item>
              <text:p text:style-name="P20">Opis podstawowych komend ROSa</text:p>
            </text:list-item>
            <text:list-item>
              <text:p text:style-name="P21">Przykłady wspieranych sensorów</text:p>
            </text:list-item>
            <text:list-item>
              <text:p text:style-name="P22">Modelowanie<text:s/>robota z wykorzystaniem URDF</text:p>
            </text:list-item>
            <text:list-item>
              <text:p text:style-name="P23">Wykorzystanie modelu w symulatorze Gazebo</text:p>
            </text:list-item>
            <text:list-item>
              <text:p text:style-name="P24">Czytanie i symulacja danych z czujnika RPLidar</text:p>
            </text:list-item>
          </text:list>
        </text:list-item>
        <text:list-item>
          <text:p text:style-name="P25">Protokół komunikacji komputer – robot</text:p>
          <text:list text:continue-numbering="true">
            <text:list-item>
              <text:p text:style-name="P26">Komunikacja przez port szeregowy z wykorzystaniem UART</text:p>
            </text:list-item>
            <text:list-item>
              <text:p text:style-name="P27">Opis protokołu</text:p>
            </text:list-item>
          </text:list>
        </text:list-item>
        <text:list-item>
          <text:p text:style-name="P28">Sterowanie niskopoziomowe robotem</text:p>
          <text:list text:continue-numbering="true">
            <text:list-item>
              <text:p text:style-name="P29">Regulator PID</text:p>
            </text:list-item>
            <text:list-item>
              <text:p text:style-name="P30">Oprogramowanie robota</text:p>
            </text:list-item>
          </text:list>
        </text:list-item>
        <text:list-item>
          <text:p text:style-name="P31">Warstwa sprzętowa robota</text:p>
        </text:list-item>
        <text:list-item>
          <text:p text:style-name="P32">Podsumowanie</text:p>
          <text:list text:continue-numbering="true">
            <text:list-item>
              <text:p text:style-name="P33">Zalety<text:s/>techniczne<text:s/>zastosowanego podejścia</text:p>
            </text:list-item>
            <text:list-item>
              <text:p text:style-name="P34">Zalety dydaktyczne</text:p>
            </text:list-item>
          </text:list>
        </text:list-item>
        <text:list-item>
          <text:p text:style-name="P35">Bibliografia</text:p>
        </text:list-item>
        <text:list-item>
          <text:p text:style-name="P36">Załączniki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zegorz Gołębiowski</meta:initial-creator>
    <dc:creator>Grzegorz Gołębiowski</dc:creator>
    <meta:creation-date>2019-12-02T19:41:00Z</meta:creation-date>
    <dc:date>2019-12-02T20:31:00Z</dc:date>
    <meta:template xlink:href="Normal" xlink:type="simple"/>
    <meta:editing-cycles>4</meta:editing-cycles>
    <meta:editing-duration>PT2700S</meta:editing-duration>
    <meta:document-statistic meta:page-count="1" meta:paragraph-count="1" meta:word-count="123" meta:character-count="862" meta:row-count="6" meta:non-whitespace-character-count="740"/>
  </office:meta>
</office:document-meta>
</file>